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cm" svg:height="2.2cm" svg:x="2.8cm" svg:y="2.4cm">
          <draw:text-box>
            <text:p/>
          </draw:text-box>
        </draw:frame>
        <draw:frame draw:style-name="gr2" draw:text-style-name="P1" draw:layer="layout" svg:width="0.502cm" svg:height="0.962cm" svg:x="4.2cm" svg:y="3.2cm">
          <draw:text-box>
            <text:p/>
          </draw:text-box>
        </draw:frame>
        <draw:frame draw:style-name="gr3" draw:text-style-name="P1" xml:id="id5" draw:id="id5" draw:layer="layout" svg:width="3.355cm" svg:height="0.962cm" svg:x="1.645cm" svg:y="1.3cm">
          <draw:text-box>
            <text:p>MainForm</text:p>
          </draw:text-box>
        </draw:frame>
        <draw:frame draw:style-name="gr2" draw:text-style-name="P1" draw:layer="layout" svg:width="0.502cm" svg:height="0.962cm" svg:x="7.9cm" svg:y="2.8cm">
          <draw:text-box>
            <text:p/>
          </draw:text-box>
        </draw:frame>
        <draw:frame draw:style-name="gr4" draw:text-style-name="P1" draw:layer="layout" svg:width="2.5cm" svg:height="1cm" svg:x="2.5cm" svg:y="2.6cm">
          <draw:text-box>
            <text:p>cliker</text:p>
          </draw:text-box>
        </draw:frame>
        <draw:frame draw:style-name="gr3" draw:text-style-name="P1" xml:id="id1" draw:id="id1" draw:layer="layout" svg:width="3.453cm" svg:height="0.962cm" svg:x="2.5cm" svg:y="3.7cm">
          <draw:text-box>
            <text:p>BGWorker</text:p>
          </draw:text-box>
        </draw:frame>
        <draw:frame draw:style-name="gr3" draw:text-style-name="P1" xml:id="id6" draw:id="id6" draw:layer="layout" svg:width="8.16cm" svg:height="1.91cm" svg:x="17cm" svg:y="1.19cm">
          <draw:text-box>
            <text:p>Clicker</text:p>
            <text:p><text:span text:style-name="T1"><text:s text:c="2"/></text:span><text:span text:style-name="T1">Не знает о GUI, только прокликивает </text:span></text:p>
            <text:p><text:span text:style-name="T1"><text:s text:c="2"/></text:span><text:span text:style-name="T1">и сообщает о прогрессе</text:span></text:p>
          </draw:text-box>
        </draw:frame>
        <draw:frame draw:style-name="gr5" draw:text-style-name="P1" xml:id="id3" draw:id="id3" draw:layer="layout" svg:width="7.741cm" svg:height="1.91cm" svg:x="15cm" svg:y="3.227cm">
          <draw:text-box>
            <text:p>Start()</text:p>
            <text:p><text:span text:style-name="T1"><text:s text:c="2"/></text:span><text:span text:style-name="T1">Прокликивание</text:span></text:p>
            <text:p><text:span text:style-name="T1"><text:s text:c="2"/></text:span><text:span text:style-name="T1">Вызов ProgressEvent периодически</text:span></text:p>
          </draw:text-box>
        </draw:frame>
        <draw:frame draw:style-name="gr5" draw:text-style-name="P1" xml:id="id4" draw:id="id4" draw:layer="layout" svg:width="4.308cm" svg:height="1.436cm" svg:x="3cm" svg:y="6.116cm">
          <draw:text-box>
            <text:p>OnProgress()</text:p>
            <text:p><text:span text:style-name="T1"><text:s text:c="4"/></text:span><text:span text:style-name="T1">Меняет Label</text:span></text:p>
          </draw:text-box>
        </draw:frame>
        <draw:frame draw:style-name="gr5" draw:text-style-name="P1" xml:id="id2" draw:id="id2" draw:layer="layout" svg:width="4.409cm" svg:height="0.962cm" svg:x="2.991cm" svg:y="8.1cm">
          <draw:text-box>
            <text:p>OnCompleted</text:p>
          </draw:text-box>
        </draw:frame>
        <draw:connector draw:style-name="gr6" draw:text-style-name="P2" draw:layer="layout" svg:x1="2.5cm" svg:y1="4.181cm" svg:x2="2.991cm" svg:y2="8.581cm" draw:start-shape="id1" draw:start-glue-point="3" draw:end-shape="id2" svg:d="M2500 4181h-500v4400h991" svg:viewBox="0 0 992 4401">
          <text:p text:style-name="P3"/>
        </draw:connector>
        <draw:connector draw:style-name="gr6" draw:text-style-name="P2" draw:layer="layout" svg:x1="5.953cm" svg:y1="4.181cm" svg:x2="15cm" svg:y2="4.182cm" draw:start-shape="id1" draw:start-glue-point="1" draw:end-shape="id3" svg:d="M5953 4181h4523v1h4524" svg:viewBox="0 0 9048 2">
          <text:p text:style-name="P3"/>
          <text:p text:style-name="P3"><text:span text:style-name="T1">DoWork</text:span></text:p>
        </draw:connector>
        <draw:connector draw:style-name="gr7" draw:text-style-name="P2" draw:layer="layout" draw:type="line" svg:x1="4.226cm" svg:y1="4.662cm" svg:x2="5.154cm" svg:y2="6.116cm" draw:start-shape="id1" draw:start-glue-point="2" draw:end-shape="id4" draw:end-glue-point="0" svg:d="M4226 4662l928 1454" svg:viewBox="0 0 929 1455">
          <text:p/>
        </draw:connector>
        <draw:frame draw:style-name="gr5" draw:text-style-name="P1" xml:id="id9" draw:id="id9" draw:layer="layout" svg:width="8.207cm" svg:height="0.962cm" svg:x="14.893cm" svg:y="5.953cm">
          <draw:text-box>
            <text:p>delegate ProgressChanged</text:p>
          </draw:text-box>
        </draw:frame>
        <draw:frame draw:style-name="gr5" draw:text-style-name="P1" xml:id="id10" draw:id="id10" draw:layer="layout" svg:width="8.876cm" svg:height="0.962cm" svg:x="15.024cm" svg:y="7.4cm">
          <draw:text-box>
            <text:p>delegate CheckTaskCanceled</text:p>
          </draw:text-box>
        </draw:frame>
        <draw:connector draw:style-name="gr6" draw:text-style-name="P2" draw:layer="layout" draw:type="line" svg:x1="5cm" svg:y1="1.781cm" svg:x2="17cm" svg:y2="2.145cm" draw:start-shape="id5" draw:start-glue-point="1" draw:end-shape="id6" draw:end-glue-point="3" svg:d="M5000 1781l12000 364" svg:viewBox="0 0 12001 365">
          <text:p text:style-name="P3"/>
          <text:p text:style-name="P3"><text:span text:style-name="T1">Передает: </text:span></text:p>
          <text:p text:style-name="P3"><text:span text:style-name="T1">Инфу по задержкам</text:span></text:p>
          <text:p text:style-name="P3"><text:span text:style-name="T1">Обработчики прогресса и проверки отмены задания</text:span></text:p>
          <text:p text:style-name="P3"><text:span text:style-name="T1">Список бумаг</text:span></text:p>
        </draw:connector>
        <draw:frame draw:style-name="gr5" draw:text-style-name="P1" xml:id="id7" draw:id="id7" draw:layer="layout" svg:width="8.139cm" svg:height="1.91cm" svg:x="2.991cm" svg:y="9.9cm">
          <draw:text-box>
            <text:p>ProgressChanged</text:p>
            <text:p text:style-name="P4"><text:span text:style-name="T1"><text:s text:c="2"/></text:span><text:span text:style-name="T1">Вызывает BGWorker.ReportProgress()</text:span></text:p>
            <text:p><text:span text:style-name="T1"><text:s text:c="2"/></text:span><text:span text:style-name="T1">который вызывает OnProgress() <text:s/></text:span></text:p>
          </draw:text-box>
        </draw:frame>
        <draw:frame draw:style-name="gr5" draw:text-style-name="P1" xml:id="id8" draw:id="id8" draw:layer="layout" svg:width="11.348cm" svg:height="1.457cm" svg:x="3.028cm" svg:y="12.8cm">
          <draw:text-box>
            <text:p>CheckTaskCanceled</text:p>
            <text:p><text:span text:style-name="T1"><text:s text:c="2"/></text:span><text:span text:style-name="T1">Проверяет </text:span><text:span text:style-name="T2">backgroundWorker.CancellationPending</text:span></text:p>
          </draw:text-box>
        </draw:frame>
        <draw:connector draw:style-name="gr7" draw:text-style-name="P2" draw:layer="layout" svg:x1="1.645cm" svg:y1="1.781cm" svg:x2="2.991cm" svg:y2="10.855cm" draw:start-shape="id5" draw:start-glue-point="3" draw:end-shape="id7" svg:d="M1645 1781h-500v9074h1846" svg:viewBox="0 0 1847 9075">
          <text:p/>
        </draw:connector>
        <draw:connector draw:style-name="gr7" draw:text-style-name="P2" draw:layer="layout" svg:x1="1.645cm" svg:y1="1.781cm" svg:x2="3.028cm" svg:y2="13.528cm" draw:start-shape="id5" draw:start-glue-point="3" draw:end-shape="id8" draw:end-glue-point="3" svg:d="M1645 1781h-500v11747h1883" svg:viewBox="0 0 1884 11748">
          <text:p/>
        </draw:connector>
        <draw:connector draw:style-name="gr7" draw:text-style-name="P2" draw:layer="layout" draw:type="line" svg:x1="14.893cm" svg:y1="6.434cm" svg:x2="11.13cm" svg:y2="10.855cm" draw:start-shape="id9" draw:start-glue-point="3" draw:end-shape="id7" draw:end-glue-point="1" svg:d="M14893 6434l-3763 4421" svg:viewBox="0 0 3764 4422">
          <text:p/>
        </draw:connector>
        <draw:connector draw:style-name="gr7" draw:text-style-name="P2" draw:layer="layout" draw:type="line" svg:x1="15.024cm" svg:y1="7.881cm" svg:x2="14.376cm" svg:y2="13.528cm" draw:start-shape="id10" draw:start-glue-point="3" draw:end-shape="id8" draw:end-glue-point="1" svg:d="M15024 7881l-648 5647" svg:viewBox="0 0 649 56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8T15:42:53.199000000</meta:creation-date>
    <dc:date>2022-02-18T16:43:11.335000000</dc:date>
    <meta:editing-duration>PT29M52S</meta:editing-duration>
    <meta:editing-cycles>8</meta:editing-cycles>
    <meta:generator>LibreOffice/6.0.0.3$Windows_x86 LibreOffice_project/64a0f66915f38c6217de274f0aa8e15618924765</meta:generator>
    <meta:document-statistic meta:object-count="22"/>
  </office:meta>
</office:document-meta>
</file>